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SitcpRbcp.py" manifest:media-type=""/>
  <manifest:file-entry manifest:full-path="Scripts/python/python_set_reg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et register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ython_set_reg.py$set_registers?language=Python&amp;location=document" xlink:type="simple"/>
              </office:event-listeners>
            </form:button>
          </form:form>
        </office:forms>
        <table:shapes>
          <draw:control draw:z-index="0" draw:text-style-name="P1" svg:width="120.98pt" svg:height="45.18pt" svg:x="154.52pt" svg:y="177.7pt" draw:control="control1"/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gister_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_a_bit_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a_bit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a_bit_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a_bit_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ster_a_byte</text:p>
          </table:table-cell>
          <table:table-cell table:formula="of:=&quot;0x&quot; &amp; DEC2HEX([.B2]*8+[.B3]*4+[.B4]*2+[.B5]*1;2)" office:value-type="string" office:string-value="0x01" calcext:value-type="string">
            <text:p>0x01</text:p>
          </table:table-cell>
          <table:table-cell office:value-type="string" calcext:value-type="string">
            <text:p>0xffffff3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gister_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_b_bit_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b_bit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b_bit_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b_bit_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ister_b_byte</text:p>
          </table:table-cell>
          <table:table-cell table:formula="of:=&quot;0x&quot; &amp; DEC2HEX([.B9]*8+[.B10]*4+[.B11]*2+[.B12]*1;2)" office:value-type="string" office:string-value="0x00" calcext:value-type="string">
            <text:p>0x00</text:p>
          </table:table-cell>
          <table:table-cell office:value-type="string" calcext:value-type="string">
            <text:p>0xffffff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1">00/00/0000</text:date>, <text:time style:data-style-name="N2" text:time-value="15:07:34.417973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12:23:13.497190247</meta:creation-date>
    <dc:date>2022-06-21T15:09:48.782450968</dc:date>
    <meta:editing-duration>PT2H25M18S</meta:editing-duration>
    <meta:editing-cycles>28</meta:editing-cycles>
    <meta:generator>LibreOffice/5.3.6.1$Linux_X86_64 LibreOffice_project/30$Build-1</meta:generator>
    <meta:document-statistic meta:table-count="1" meta:cell-count="24" meta:object-count="1"/>
  </office:meta>
</office:document-meta>
</file>